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Consolas, 'Courier New', monospace"/>
    <style:font-face style:name="arial" svg:font-family="arial, helvetica, clean,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paragraph-properties fo:margin-left="0in" fo:margin-right="0in" fo:margin-top="0in" fo:margin-bottom="0.1043in" loext:contextual-spacing="false" fo:text-indent="0in" style:auto-text-indent="false"/>
    </style:style>
    <style:style style:name="P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arial" fo:font-size="10.5pt" fo:letter-spacing="normal" fo:font-style="normal" fo:font-weight="normal"/>
    </style:style>
    <style:style style:name="P4" style:family="paragraph" style:parent-style-name="Text_20_body">
      <style:paragraph-properties fo:margin-left="0in" fo:margin-right="0in" fo:margin-top="0in" fo:margin-bottom="0.1043in" loext:contextual-spacing="false" fo:orphans="2" fo:widows="2" fo:text-indent="0in" style:auto-text-indent="false"/>
    </style:style>
    <style:style style:name="P5" style:family="paragraph" style:parent-style-name="Text_20_body" style:list-style-name="L1">
      <style:paragraph-properties fo:margin-left="0in" fo:margin-right="0in" fo:margin-top="0in" fo:margin-bottom="0.1043in" loext:contextual-spacing="false" style:line-height-at-least="0.2083in" fo:orphans="2" fo:widows="2" fo:text-indent="0in" style:auto-text-indent="false" fo:padding="0in" fo:border="none"/>
    </style:style>
    <style:style style:name="P6" style:family="paragraph" style:parent-style-name="Text_20_body" style:list-style-name="L2">
      <style:paragraph-properties fo:margin-left="0in" fo:margin-right="0in" fo:margin-top="0in" fo:margin-bottom="0.1043in" loext:contextual-spacing="false" style:line-height-at-least="0.2083in" fo:orphans="2" fo:widows="2" fo:text-indent="0in" style:auto-text-indent="false" fo:padding="0in" fo:border="none"/>
    </style:style>
    <style:style style:name="P7" style:family="paragraph" style:parent-style-name="Text_20_body" style:list-style-name="L4">
      <style:paragraph-properties fo:margin-left="0in" fo:margin-right="0in" fo:margin-top="0in" fo:margin-bottom="0.1043in" loext:contextual-spacing="false" style:line-height-at-least="0.2083in" fo:orphans="2" fo:widows="2" fo:text-indent="0in" style:auto-text-indent="false" fo:padding="0in" fo:border="none"/>
    </style:style>
    <style:style style:name="P8" style:family="paragraph" style:parent-style-name="Text_20_body" style:list-style-name="L1">
      <style:paragraph-properties fo:margin-left="0in" fo:margin-right="0in" fo:margin-top="0in" fo:margin-bottom="0.1043in" loext:contextual-spacing="false" style:line-height-at-least="0.2083in"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9" style:family="paragraph" style:parent-style-name="Text_20_body" style:list-style-name="L3">
      <style:paragraph-properties fo:margin-left="0in" fo:margin-right="0in" fo:margin-top="0in" fo:margin-bottom="0.1043in" loext:contextual-spacing="false" style:line-height-at-least="0.2083in"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10" style:family="paragraph" style:parent-style-name="Text_20_body" style:list-style-name="L2">
      <style:paragraph-properties fo:margin-top="0in" fo:margin-bottom="0.1043in" loext:contextual-spacing="false" style:line-height-at-least="0.2083in" fo:orphans="2" fo:widows="2" fo:padding="0in" fo:border="none"/>
    </style:style>
    <style:style style:name="P11" style:family="paragraph" style:parent-style-name="Text_20_body" style:list-style-name="L4">
      <style:paragraph-properties fo:margin-top="0in" fo:margin-bottom="0.1043in" loext:contextual-spacing="false" style:line-height-at-least="0.2083in" fo:orphans="2" fo:widows="2" fo:padding="0in" fo:border="none"/>
    </style:style>
    <style:style style:name="P12" style:family="paragraph" style:parent-style-name="Text_20_body" style:list-style-name="L3">
      <style:paragraph-properties fo:margin-top="0in" fo:margin-bottom="0.1043in" loext:contextual-spacing="false" style:line-height-at-least="0.2083in" fo:orphans="2" fo:widows="2" fo:padding="0in" fo:border="none"/>
      <style:text-properties fo:font-variant="normal" fo:text-transform="none" fo:color="#333333" style:font-name="arial" fo:font-size="10.5pt" fo:letter-spacing="normal" fo:font-style="normal" fo:font-weight="normal"/>
    </style:style>
    <style:style style:name="P13" style:family="paragraph" style:parent-style-name="Heading_20_1">
      <style:text-properties fo:font-variant="normal" fo:text-transform="none" fo:color="#333333" style:font-name="inherit" fo:font-size="24pt" fo:letter-spacing="normal" fo:font-style="normal" fo:font-weight="bold"/>
    </style:style>
    <style:style style:name="P14" style:family="paragraph" style:parent-style-name="Heading_20_1">
      <style:paragraph-properties fo:margin-left="0in" fo:margin-right="0in" fo:margin-top="0.1043in" fo:margin-bottom="0.1043in" loext:contextual-spacing="false" style:line-height-at-least="0.4165in" fo:orphans="2" fo:widows="2" fo:text-indent="0in" style:auto-text-indent="false"/>
      <style:text-properties fo:font-variant="normal" fo:text-transform="none" fo:color="#333333" style:font-name="inherit" fo:font-size="24pt" fo:letter-spacing="normal" fo:font-style="normal" fo:font-weight="bold"/>
    </style:style>
    <style:style style:name="P15" style:family="paragraph" style:parent-style-name="Preformatted_20_Text">
      <style:paragraph-properties fo:margin-left="0in" fo:margin-right="0in" fo:margin-top="0in" fo:margin-bottom="0.1043in" loext:contextual-spacing="false" style:line-height-at-least="0.2083in" fo:orphans="2" fo:widows="2" fo:text-indent="0in" style:auto-text-indent="false" fo:padding="0.0937in" fo:border="0.06pt solid #000000"/>
      <style:text-properties fo:font-variant="normal" fo:text-transform="none" fo:color="#333333" style:font-name="Monaco" fo:font-size="9.75pt" fo:letter-spacing="normal" fo:font-style="normal" fo:font-weight="normal"/>
    </style:style>
    <style:style style:name="P16" style:family="paragraph" style:parent-style-name="Preformatted_20_Text" style:list-style-name="L1">
      <style:paragraph-properties fo:margin-left="0in" fo:margin-right="0in" fo:margin-top="0in" fo:margin-bottom="0.1043in" loext:contextual-spacing="false" style:line-height-at-least="0.2083in" fo:orphans="2" fo:widows="2" fo:text-indent="0in" style:auto-text-indent="false" fo:padding="0.0937in" fo:border="0.06pt solid #000000"/>
      <style:text-properties fo:font-variant="normal" fo:text-transform="none" fo:color="#333333" style:font-name="Monaco" fo:font-size="9.75pt" fo:letter-spacing="normal" fo:font-style="normal" fo:font-weight="normal"/>
    </style:style>
    <style:style style:name="P17" style:family="paragraph" style:parent-style-name="Preformatted_20_Text">
      <style:paragraph-properties fo:margin-top="0in" fo:margin-bottom="0.1043in" loext:contextual-spacing="false" style:line-height-at-least="0.2083in" fo:orphans="2" fo:widows="2" fo:padding="0.0937in" fo:border="0.06pt solid #000000"/>
      <style:text-properties fo:font-variant="normal" fo:text-transform="none" fo:color="#333333" style:font-name="Monaco" fo:font-size="9.75pt" fo:letter-spacing="normal" fo:font-style="normal" fo:font-weight="normal"/>
    </style:style>
    <style:style style:name="P18" style:family="paragraph" style:parent-style-name="Heading_20_3">
      <style:paragraph-properties fo:margin-left="0in" fo:margin-right="0in" fo:margin-top="0.1043in" fo:margin-bottom="0.1043in" loext:contextual-spacing="false" style:line-height-at-least="0.4165in" fo:orphans="2" fo:widows="2" fo:text-indent="0in" style:auto-text-indent="false"/>
      <style:text-properties fo:font-variant="normal" fo:text-transform="none" fo:color="#000000" style:font-name="inherit" fo:font-size="16.5pt" fo:letter-spacing="normal" fo:font-style="normal" fo:font-weight="bold"/>
    </style:style>
    <style:style style:name="P19" style:family="paragraph" style:parent-style-name="Quotations">
      <style:paragraph-properties fo:margin-left="0.3937in" fo:margin-right="0.3937in" fo:margin-top="0in" fo:margin-bottom="0in" loext:contextual-spacing="false" fo:line-height="125%" fo:orphans="2" fo:widows="2" fo:text-indent="0in" style:auto-text-indent="false" fo:padding-left="0.1563in" fo:padding-right="0in" fo:padding-top="0in" fo:padding-bottom="0in" fo:border-left="3.74pt solid #eeeeee" fo:border-right="none" fo:border-top="none" fo:border-bottom="none"/>
      <style:text-properties fo:font-variant="normal" fo:text-transform="none" fo:color="#333333" style:font-name="arial" fo:font-size="12.75pt" fo:letter-spacing="normal" fo:font-style="normal" fo:font-weight="normal"/>
    </style:style>
    <style:style style:name="T1" style:family="text">
      <style:text-properties fo:font-variant="normal" fo:text-transform="none" fo:color="#333333" style:font-name="arial" fo:font-size="10.5pt" fo:letter-spacing="normal" fo:font-style="normal" fo:font-weight="normal"/>
    </style:style>
    <style:style style:name="T2" style:family="text">
      <style:text-properties fo:font-variant="normal" fo:text-transform="none" fo:color="#333333" style:font-name="arial" fo:font-size="10.5pt" fo:letter-spacing="normal" fo:font-style="normal" fo:font-weight="bold"/>
    </style:style>
    <style:style style:name="T3" style:family="text">
      <style:text-properties fo:font-variant="normal" fo:text-transform="none" fo:color="#000000" style:text-line-through-style="none" style:text-line-through-type="none" style:font-name="arial" fo:font-size="10.5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arial" fo:font-size="10.5pt" fo:letter-spacing="normal" fo:font-style="normal" style:text-underline-style="none" fo:font-weight="bold" style:text-blinking="false"/>
    </style:style>
    <style:style style:name="T5" style:family="text">
      <style:text-properties fo:color="#000000" style:text-line-through-style="none" style:text-line-through-type="none" style:text-underline-style="none" style:text-blinking="false"/>
    </style:style>
    <style:style style:name="T6"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trings en Python</text:h>
      <text:section text:style-name="Sect1" text:name="strings-en-python">
        <text:p text:style-name="P3">Python ofereix un suport molt potent per strings. Algunes de les seves caracteristiques:</text:p>
        <text:list xml:id="list4661046073115648398" text:style-name="L1">
          <text:list-item>
            <text:p text:style-name="P5"><text:span text:style-name="T1">els strings de Python són </text:span><text:span text:style-name="Strong_20_Emphasis"><text:span text:style-name="T2">immutables</text:span></text:span><text:span text:style-name="T1">. És a dir, un cop assignat el valor d'un string, no podrem canviar un caràcter d'aquest string.</text:span></text:p>
            <text:p text:style-name="P8">Per exemple, en Python no es pot fer:</text:p>
            <text:p text:style-name="P16">&gt;&gt;&gt; st = "guido"&gt;&gt;&gt; st[0] = 'G' <text:s text:c="5"/># NO FUNCIONA!Traceback (most recent call last): <text:s/>File "&lt;stdin&gt;", line 1, in &lt;module&gt;TypeError: 'str' object does not support item assignment</text:p>
            <text:p text:style-name="P8">Tot i que sí podem fer:</text:p>
            <text:p text:style-name="P16">&gt;&gt;&gt; st = "G" + st[1:]&gt;&gt;&gt; st'Guido'</text:p>
            <text:p text:style-name="P5"><text:span text:style-name="T1">Potser et sobta el </text:span><text:span text:style-name="Teletype"><text:span text:style-name="T1">st[1:]</text:span></text:span><text:span text:style-name="T1">. Aquesta expressió retorna tots els caràcters de st excepte el primer! Ja t'he dit que Python ofereix un suport molt </text:span><text:span text:style-name="Strong_20_Emphasis"><text:span text:style-name="T2">potent</text:span></text:span><text:span text:style-name="T1"> per strings.</text:span></text:p>
          </text:list-item>
          <text:list-item>
            <text:p text:style-name="P5"><text:span text:style-name="T1">els strings de Python són </text:span><text:span text:style-name="Strong_20_Emphasis"><text:span text:style-name="T2">iterables</text:span></text:span><text:span text:style-name="T1">. Tampoc no podem entrar gens en aquest punt. Simplement ens pot facilitat els recorreguts de strings.</text:span></text:p>
            <text:p text:style-name="P8">Per exemple, el següent codi escriu tots els caràcters que conté un string:</text:p>
            <text:p text:style-name="P16">&gt;&gt;&gt; st = "Guido"&gt;&gt;&gt; for i in range(len(st)):... <text:s text:c="4"/>print st[i]...Guido</text:p>
            <text:p text:style-name="P8">Això no seria novetat, oi? Però també podem fer directament:</text:p>
            <text:p text:style-name="P16">&gt;&gt;&gt; for c in st:... <text:s text:c="4"/>print c...Guido</text:p>
            <text:p text:style-name="P8">i això potser sí que és nou, eh?</text:p>
          </text:list-item>
          <text:list-item>
            <text:p text:style-name="P5"><text:span text:style-name="T1">els strings de Python són </text:span><text:span text:style-name="Strong_20_Emphasis"><text:span text:style-name="T2">objectes</text:span></text:span><text:span text:style-name="T1">. No entrarem tampoc en detall ara en el que vol dir això. Simplement ens afectarà en la manera en que es treballa amb els strings.</text:span></text:p>
            <text:p text:style-name="P8">Per exemple, podem fer coses com aquestes:</text:p>
            <text:p text:style-name="P16">&gt;&gt;&gt; st = "Guido van Rossum"&gt;&gt;&gt; st[0].lower() <text:s text:c="6"/># a minúscules un caràcter'g'&gt;&gt;&gt; st[1].upper()'I'&gt;&gt;&gt; st.lower() <text:s text:c="9"/># a minúscules tot el string!'guido van rossum'&gt;&gt;&gt; st[0].isalpha()True&gt;&gt;&gt; '1'.isalpha()False&gt;&gt;&gt; '1'.isdigit()True&gt;&gt;&gt; st[0].isupper() <text:s text:c="4"/># està en majúsculesTrue</text:p>
            <text:p text:style-name="P8">i fins i tot:</text:p>
            <text:p text:style-name="P16">&gt;&gt;&gt; st[4:11] <text:s text:c="11"/># obté un substring'o van R'&gt;&gt;&gt; 'a' in st <text:s text:c="10"/># diu si 'a' es troba al stringTrue&gt;&gt;&gt; st.count('s') <text:s text:c="6"/># compta el nombre de 's'!2&gt;&gt;&gt; st.swapcase() <text:s text:c="6"/># intercanvia majúscules/minúscules'gUIDO VAN rOSSUM'&gt;&gt;&gt; st[::-1] <text:s text:c="11"/># calcula el contingut a l'inrevés!mussoR nav odiuG'</text:p>
            <text:p text:style-name="P8">Ja veus que les possibilitats són moltíssimes!</text:p>
          </text:list-item>
        </text:list>
        <text:p text:style-name="P3"><text:soft-page-break/>Amb tot plegat, et pots imaginar que fer els exercicis anteriors en Python pot ser un passeig. I és així. Com l'objectiu principal d'aquest tema és que aprenguis a fer recorreguts en strings, amb Pseudocodi i C en tens prou. Si et ve de gust, prova-ho en Python (segurament et divertiràs)</text:p>
      </text:section>
      <text:p text:style-name="P1"/>
      <text:p text:style-name="P2"><text:a xlink:type="simple" xlink:href="http://www.gnu.org/copyleft/fdl.html" text:style-name="Internet_20_link" text:visited-style-name="Visited_20_Internet_20_Link"><text:span text:style-name="T5">© GNU FDL</text:span></text:a> per <text:span text:style-name="T6">Moisès Gómez Girón</text:span> fent servir <text:a xlink:type="simple" xlink:href="http://ruhoh.com/" office:target-frame-name="_blank" xlink:show="new" text:style-name="Internet_20_link" text:visited-style-name="Visited_20_Internet_20_Link"><text:span text:style-name="T5">ruhoh</text:span></text:a> i <text:a xlink:type="simple" xlink:href="http://twitter.github.com/bootstrap/" office:target-frame-name="_blank" xlink:show="new" text:style-name="Internet_20_link" text:visited-style-name="Visited_20_Internet_20_Link"><text:span text:style-name="T5">Twitter Bootstrap</text:span></text:a></text:p>
      <text:section text:style-name="Sect1" text:name="Section1">
        <text:h text:style-name="P14" text:outline-level="1"><text:bookmark text:name="strings-en-python"/>Strings en Java</text:h>
        <text:p text:style-name="P4"><text:span text:style-name="T1">En </text:span><text:span text:style-name="Strong_20_Emphasis"><text:span text:style-name="T2">Funciones básicas con cadenas</text:span></text:span><text:span text:style-name="T1"> vamos a ver:</text:span></text:p>
        <text:list xml:id="list378443452586657503" text:style-name="L2">
          <text:list-item>
            <text:p text:style-name="P6"><text:a xlink:type="simple" xlink:href="http://www.manualweb.net/java/funciones-basicas-con-cadenas/#toc-informacin-bsica-de-la-cadena" text:style-name="Internet_20_link" text:visited-style-name="Visited_20_Internet_20_Link"><text:span text:style-name="T3">Información básica de la cadena</text:span></text:a></text:p>
          </text:list-item>
          <text:list-item>
            <text:p text:style-name="P10"><text:a xlink:type="simple" xlink:href="http://www.manualweb.net/java/funciones-basicas-con-cadenas/#toc-comparacin-de-cadenas" text:style-name="Internet_20_link" text:visited-style-name="Visited_20_Internet_20_Link"><text:span text:style-name="T3">Comparación de Cadenas</text:span></text:a></text:p>
          </text:list-item>
          <text:list-item>
            <text:p text:style-name="P10"><text:a xlink:type="simple" xlink:href="http://www.manualweb.net/java/funciones-basicas-con-cadenas/#toc-bsqueda-de-caracteres" text:style-name="Internet_20_link" text:visited-style-name="Visited_20_Internet_20_Link"><text:span text:style-name="T3">Búsqueda de caracteres</text:span></text:a></text:p>
          </text:list-item>
          <text:list-item>
            <text:p text:style-name="P10"><text:a xlink:type="simple" xlink:href="http://www.manualweb.net/java/funciones-basicas-con-cadenas/#toc-bsqueda-de-subcadenas" text:style-name="Internet_20_link" text:visited-style-name="Visited_20_Internet_20_Link"><text:span text:style-name="T3">Búsqueda de subcadenas</text:span></text:a></text:p>
          </text:list-item>
          <text:list-item>
            <text:p text:style-name="P10"><text:a xlink:type="simple" xlink:href="http://www.manualweb.net/java/funciones-basicas-con-cadenas/#toc-mtodos-con-subcadenas" text:style-name="Internet_20_link" text:visited-style-name="Visited_20_Internet_20_Link"><text:span text:style-name="T3">Métodos con subcadenas</text:span></text:a></text:p>
          </text:list-item>
          <text:list-item>
            <text:p text:style-name="P10"><text:a xlink:type="simple" xlink:href="http://www.manualweb.net/java/funciones-basicas-con-cadenas/#toc-manejo-de-caracteres" text:style-name="Internet_20_link" text:visited-style-name="Visited_20_Internet_20_Link"><text:span text:style-name="T3">Manejo de caracteres</text:span></text:a></text:p>
          </text:list-item>
          <text:list-item>
            <text:p text:style-name="P10"><text:a xlink:type="simple" xlink:href="http://www.manualweb.net/java/funciones-basicas-con-cadenas/#toc-conversin-a-string-valueof" text:style-name="Internet_20_link" text:visited-style-name="Visited_20_Internet_20_Link"><text:span text:style-name="T3">Conversión a String: valueOf()</text:span></text:a></text:p>
          </text:list-item>
        </text:list>
        <text:p text:style-name="P4"><text:span text:style-name="T1">Una vez que hemos visto </text:span><text:a xlink:type="simple" xlink:href="http://www.manualweb.net/java/clase-string-representando-una-cadena/" text:style-name="Internet_20_link" text:visited-style-name="Visited_20_Internet_20_Link"><text:span text:style-name="T3">lo sencillo que es crear una cadena de texto</text:span></text:a><text:span text:style-name="T1"> vamos a echar un vistazo a los métodos que nos permiten manipular la cadena de texto. Si tuviésemos que ordenar dichos métodos podríamos llegar a la siguiente división:</text:span></text:p>
        <text:list xml:id="list4469631778371313040" text:style-name="L3">
          <text:list-item>
            <text:p text:style-name="P9">Información básica de la cadena</text:p>
          </text:list-item>
          <text:list-item>
            <text:p text:style-name="P12">Comparación de Cadenas</text:p>
          </text:list-item>
          <text:list-item>
            <text:p text:style-name="P12">Búsqueda de caracteres</text:p>
          </text:list-item>
          <text:list-item>
            <text:p text:style-name="P12">Búsqueda de subcadenas</text:p>
          </text:list-item>
          <text:list-item>
            <text:p text:style-name="P12">Manejo de subcadenas</text:p>
          </text:list-item>
          <text:list-item>
            <text:p text:style-name="P12">Manejo de caracteres</text:p>
          </text:list-item>
          <text:list-item>
            <text:p text:style-name="P12">Conversión a String: valueOf()</text:p>
          </text:list-item>
        </text:list>
        <text:h text:style-name="P18" text:outline-level="3"><text:bookmark text:name="toc-informacin-bsica-de-la-cadena"/>Información básica de la cadena</text:h>
        <text:p text:style-name="P4"><text:a xlink:type="simple" xlink:href="http://www.w3api.com/wiki/Java:String.length()" text:style-name="Internet_20_link" text:visited-style-name="Visited_20_Internet_20_Link"><text:span text:style-name="Strong_20_Emphasis"><text:span text:style-name="T4">.length()</text:span></text:span></text:a><text:span text:style-name="T1"> Nos devuelve el tamaño que tiene la cadena.</text:span></text:p>
        <text:p text:style-name="P4"><text:a xlink:type="simple" xlink:href="http://www.w3api.com/wiki/Java:String.charAt()" text:style-name="Internet_20_link" text:visited-style-name="Visited_20_Internet_20_Link"><text:span text:style-name="Strong_20_Emphasis"><text:span text:style-name="T4">char charAt(int index)</text:span></text:span></text:a><text:span text:style-name="T1"> Devuelve el carácter indicado como índice. El primer carácter de la cadena será el del índice 0. Junto con el método </text:span><text:a xlink:type="simple" xlink:href="http://www.w3api.com/wiki/Java:String.length()" text:style-name="Internet_20_link" text:visited-style-name="Visited_20_Internet_20_Link"><text:span text:style-name="T3">.length()</text:span></text:a><text:span text:style-name="T1"> podemos recuperar todos los caracteres de la cadena de texto. Hay que tener cuidado. Ya que si intentamos acceder a un índice de carácter que no existe nos devolverá una excepción </text:span><text:a xlink:type="simple" xlink:href="http://www.w3api.com/wiki/Java:IndexOutOfBoundsException" text:style-name="Internet_20_link" text:visited-style-name="Visited_20_Internet_20_Link"><text:span text:style-name="T3">IndexOutOfBoundsException</text:span></text:a><text:span text:style-name="T1">.</text:span></text:p>
        <text:h text:style-name="P18" text:outline-level="3"><text:bookmark text:name="toc-comparacin-de-cadenas"/><text:soft-page-break/>Comparación de Cadenas</text:h>
        <text:p text:style-name="P3">Los métodos de comparación nos sirven para comparar si dos cadenas de texto son iguales o no. Dentro de los métodos de comparación tenemos los siguientes:</text:p>
        <text:p text:style-name="P4"><text:a xlink:type="simple" xlink:href="http://www.w3api.com/wiki/Java:String.equals()" text:style-name="Internet_20_link" text:visited-style-name="Visited_20_Internet_20_Link"><text:span text:style-name="Strong_20_Emphasis"><text:span text:style-name="T4">boolean equals(Object anObject)</text:span></text:span></text:a><text:span text:style-name="T1"> Nos permite comparar si dos cadenas de texto son iguales. En el caso de que sean iguales devolverá como valor “true”. En caso contrario devolverá “false”. Este método tiene en cuenta si los caracteres van en mayúsculas o en minúsculas. Si queremos omitir esta validación tenemos dos opciones. La primera es convertir las cadenas a mayúsculas o minúsculas con los métodos </text:span><text:a xlink:type="simple" xlink:href="http://www.w3api.com/wiki/Java:String.toUpperCase()" text:style-name="Internet_20_link" text:visited-style-name="Visited_20_Internet_20_Link"><text:span text:style-name="T3">.toUpperCase()</text:span></text:a><text:span text:style-name="T1"> y </text:span><text:a xlink:type="simple" xlink:href="http://www.w3api.com/wiki/Java:String.toLowerCase()" text:style-name="Internet_20_link" text:visited-style-name="Visited_20_Internet_20_Link"><text:span text:style-name="T3">.toLowerCase()</text:span></text:a><text:span text:style-name="T1"> respectivamente. Métodos que veremos más adelante. La segunda opción es utilizar el método </text:span><text:a xlink:type="simple" xlink:href="http://www.w3api.com/wiki/Java:String.equalsIgnoreCase()" text:style-name="Internet_20_link" text:visited-style-name="Visited_20_Internet_20_Link"><text:span text:style-name="T3">equalsIgnoreCase()</text:span></text:a><text:span text:style-name="T1"> que omite si el carácter está en mayúsculas o en minúsculas.</text:span></text:p>
        <text:p text:style-name="P4"><text:a xlink:type="simple" xlink:href="http://www.w3api.com/wiki/Java:String.equalsIgnoreCase()" text:style-name="Internet_20_link" text:visited-style-name="Visited_20_Internet_20_Link"><text:span text:style-name="Strong_20_Emphasis"><text:span text:style-name="T4">boolean equalsIgnoreCase(String anotherString)</text:span></text:span></text:a><text:span text:style-name="T1"> Compara dos cadenas de caracteres omitiendo si los caracteres están en mayúsculas o en minúsculas.</text:span></text:p>
        <text:p text:style-name="P4"><text:a xlink:type="simple" xlink:href="http://www.w3api.com/wiki/Java:String.compareTo()" text:style-name="Internet_20_link" text:visited-style-name="Visited_20_Internet_20_Link"><text:span text:style-name="Strong_20_Emphasis"><text:span text:style-name="T4">int compareTo(String anotherString)</text:span></text:span></text:a><text:span text:style-name="T1"> Este método es un poco más avanzado que el anterior, el cual, solo nos indicaba si las cadenas eran iguales o diferentes En este caso compara a las cadenas léxicamente. Para ello se basa en el valor Unicode de los caracteres. Se devuelve un entero menor de 0 si la cadena sobre la que se parte es léxicamente menor que la cadena pasada como argumento. Si las dos cadenas son iguales léxicamente se devuelve un 0. Si la cadena es mayor que la pasada como argumento se devuelve un número entero positivo. Pero que es esto de “mayor, menor o igual léxicamente”. Para describirlo lo veremos con un pequeño ejemplo.</text:span></text:p>
        <text:p text:style-name="P15">s1 = "Cuervo"</text:p>
        <text:p text:style-name="P17">s2 = "Cuenca"</text:p>
        <text:p text:style-name="P17">s1.compareTo(s2);</text:p>
        <text:p text:style-name="P3">Compararíamos las dos cadenas. Los tres primeros caracteres son iguales “Cue”. Cuando el método llega al 4 carácter tiene que validar entre la r minúscula y la n minúscula. Si utiliza el código Unicode llegará a la siguiente conclusión.</text:p>
        <text:p text:style-name="P15">r (114) &gt; n(110)</text:p>
        <text:p text:style-name="P3">Y nos devolverá la resta de sus valores. En este caso un 4. Hay que tener cuidado, porque este método no tiene en cuenta las mayúsculas y minúsculas. Y dichos caracteres, aún siendo iguales, tienen diferentes código. Veamos la siguiente comparación</text:p>
        <text:p text:style-name="P15">s1 = "CueRvo"</text:p>
        <text:p text:style-name="P17">s2 = "Cuervo"</text:p>
        <text:p text:style-name="P17">s1.compareTo(s2);</text:p>
        <text:p text:style-name="P3">Nuevamente los tres caracteres iniciales son iguales. Pero el cuarto es distinto. Por un lado tenemos la r minúscula y por otro la r mayúscula. Así:</text:p>
        <text:p text:style-name="P15">R(82) &lt; r(114)</text:p>
        <text:p text:style-name="P3">¿Qué entero nos devolverá el método compareTo()? ¿-32?</text:p>
        <text:p text:style-name="P4"><text:soft-page-break/><text:a xlink:type="simple" xlink:href="http://www.w3api.com/wiki/Java:String.compareToIgnoreCase()" text:style-name="Internet_20_link" text:visited-style-name="Visited_20_Internet_20_Link"><text:span text:style-name="Strong_20_Emphasis"><text:span text:style-name="T4">int compareToIgnoreCase(String str)</text:span></text:span></text:a><text:span text:style-name="T1"> Este método se comportará igual que el anterior. Pero ignorando las mayúsculas. Todo un alivio por si se nos escapa algún carácter en mayúsculas  Otros métodos para la comparación de cadenas son:</text:span></text:p>
        <text:p text:style-name="P15">boolean regionMatch( int thisoffset,String s2,int s2offset,int len );</text:p>
        <text:p text:style-name="P17">boolean regionMatch( boolean ignoreCase,int thisoffset,String s2, int s2offset,int 1 );</text:p>
        <text:h text:style-name="P18" text:outline-level="3"><text:bookmark text:name="toc-bsqueda-de-caracteres"/>Búsqueda de caracteres</text:h>
        <text:p text:style-name="P3">Tenemos un conjunto de métodos que nos permiten buscar caracteres dentro de cadenas de texto. Y es que no nos debemos de olvidar que la cadena de caracteres no es más que eso: una suma de caracteres.</text:p>
        <text:p text:style-name="P4"><text:a xlink:type="simple" xlink:href="http://www.w3api.com/wiki/Java:String.indexOf()" text:style-name="Internet_20_link" text:visited-style-name="Visited_20_Internet_20_Link"><text:span text:style-name="Strong_20_Emphasis"><text:span text:style-name="T4">int indexOf(int ch</text:span></text:span></text:a><text:span text:style-name="Strong_20_Emphasis"><text:span text:style-name="T2">)</text:span></text:span><text:span text:style-name="T1"> Nos devuelve la posición de un carácter dentro de la cadena de texto. En el caso de que el carácter buscado no exista nos devolverá un -1. Si lo encuentra nos devuelve un número entero con la posición que ocupa en la cadena.</text:span></text:p>
        <text:p text:style-name="P4"><text:a xlink:type="simple" xlink:href="http://www.w3api.com/wiki/Java:String.indexOf()" text:style-name="Internet_20_link" text:visited-style-name="Visited_20_Internet_20_Link"><text:span text:style-name="Strong_20_Emphasis"><text:span text:style-name="T4">int indexOf(int ch, int fromIndex)</text:span></text:span></text:a><text:span text:style-name="T1"> Realiza la misma operación que el anterior método, pero en vez de hacerlo a lo largo de toda la cadena lo hace desde el índice (fromIndex) que le indiquemos.</text:span></text:p>
        <text:p text:style-name="P4"><text:a xlink:type="simple" xlink:href="http://www.w3api.com/wiki/Java:String.lastIndexOf()" text:style-name="Internet_20_link" text:visited-style-name="Visited_20_Internet_20_Link"><text:span text:style-name="Strong_20_Emphasis"><text:span text:style-name="T4">int lastIndexOf(int ch)</text:span></text:span></text:a><text:span text:style-name="T1"> Nos indica cual es la última posición que ocupa un carácter dentro de una cadena. Si el carácter no está en la cadena devuelve un -1. </text:span><text:a xlink:type="simple" xlink:href="http://www.w3api.com/wiki/Java:String.lastIndexOf()" text:style-name="Internet_20_link" text:visited-style-name="Visited_20_Internet_20_Link"><text:span text:style-name="Strong_20_Emphasis"><text:span text:style-name="T4">int lastIndexOf(int ch, int fromIndex)</text:span></text:span></text:a><text:span text:style-name="T1"> Lo mismo que el anterior, pero a partir de una posición indicada como argumento.</text:span></text:p>
        <text:h text:style-name="P18" text:outline-level="3"><text:bookmark text:name="toc-bsqueda-de-subcadenas"/>Búsqueda de subcadenas</text:h>
        <text:p text:style-name="P3">Este conjunto de métodos son, probablemente, los más utilizados para el manejo de cadenas de caracteres. Ya que nos permiten buscar cadenas dentro de cadenas, así como saber la posición donde se encuentran en la cadena origen para poder acceder a la subcadena. Dentro de este conjunto encontramos:</text:p>
        <text:p text:style-name="P4"><text:a xlink:type="simple" xlink:href="http://www.w3api.com/wiki/Java:String.indexOf()" text:style-name="Internet_20_link" text:visited-style-name="Visited_20_Internet_20_Link"><text:span text:style-name="Strong_20_Emphasis"><text:span text:style-name="T4">int indexOf(String str)</text:span></text:span></text:a><text:span text:style-name="T1"> Busca una cadena dentro de la cadena origen. Devuelve un entero con el índice a partir del cual está la cadena localizada. Si no encuentra la cadena devuelve un -1.</text:span></text:p>
        <text:p text:style-name="P4"><text:a xlink:type="simple" xlink:href="http://www.w3api.com/wiki/Java:String.indexOf()" text:style-name="Internet_20_link" text:visited-style-name="Visited_20_Internet_20_Link"><text:span text:style-name="Strong_20_Emphasis"><text:span text:style-name="T4">int indexOf(String str, int fromIndex)</text:span></text:span></text:a><text:span text:style-name="T1"> Misma funcionalidad que </text:span><text:a xlink:type="simple" xlink:href="http://www.w3api.com/wiki/Java:String.indexOf()" text:style-name="Internet_20_link" text:visited-style-name="Visited_20_Internet_20_Link"><text:span text:style-name="T3">indexOf(String str)</text:span></text:a><text:span text:style-name="T1">, pero a partir de un índice indicado como argumento del método.</text:span></text:p>
        <text:p text:style-name="P4"><text:a xlink:type="simple" xlink:href="http://www.w3api.com/wiki/Java:String.lastIndexOf()" text:style-name="Internet_20_link" text:visited-style-name="Visited_20_Internet_20_Link"><text:span text:style-name="Strong_20_Emphasis"><text:span text:style-name="T4">int lastIndexOf(String str)</text:span></text:span></text:a><text:span text:style-name="T1"> Si la cadena que buscamos se repite varias veces en la cadena origen podemos utilizar este método que nos indicará el índice donde empieza la última repetición de la cadena buscada.</text:span></text:p>
        <text:p text:style-name="P4"><text:a xlink:type="simple" xlink:href="http://www.w3api.com/wiki/Java:String.lastIndexOf()" text:style-name="Internet_20_link" text:visited-style-name="Visited_20_Internet_20_Link"><text:span text:style-name="Strong_20_Emphasis"><text:span text:style-name="T4">lastIndexOf(String str, int fromIndex)</text:span></text:span></text:a><text:span text:style-name="T1"> Lo mismo que el anterior, pero a partir de un índice pasado como argumento.</text:span></text:p>
        <text:p text:style-name="P4"><text:a xlink:type="simple" xlink:href="http://www.w3api.com/wiki/Java:String.startsWith()" text:style-name="Internet_20_link" text:visited-style-name="Visited_20_Internet_20_Link"><text:span text:style-name="Strong_20_Emphasis"><text:span text:style-name="T4">boolean startsWith(String prefix)</text:span></text:span></text:a><text:span text:style-name="T1"> Probablemente mucha gente se haya encontrado con este problema. El de saber si una cadena de texto empieza con un texto específico. La verdad es que este método podía obviarse y utilizarse el </text:span><text:a xlink:type="simple" xlink:href="http://www.w3api.com/wiki/Java:String.indexOf()" text:style-name="Internet_20_link" text:visited-style-name="Visited_20_Internet_20_Link"><text:span text:style-name="T3">indexOf()</text:span></text:a><text:span text:style-name="T1">, con el cual, en el caso de que nos devolviese un 0, sabríamos que es el inicio de la cadena.</text:span></text:p>
        <text:p text:style-name="P4"><text:a xlink:type="simple" xlink:href="http://www.w3api.com/wiki/Java:String.startsWith()" text:style-name="Internet_20_link" text:visited-style-name="Visited_20_Internet_20_Link"><text:span text:style-name="Strong_20_Emphasis"><text:span text:style-name="T4">boolean startsWith(String prefix, int toffset)</text:span></text:span></text:a><text:span text:style-name="T1"> Más elaborado que el anterior, y quizás, y a mi entender con un poco menos de significado que el anterior.</text:span></text:p>
        <text:p text:style-name="P4"><text:soft-page-break/><text:a xlink:type="simple" xlink:href="http://www.w3api.com/wiki/Java:String.endsWith()" text:style-name="Internet_20_link" text:visited-style-name="Visited_20_Internet_20_Link"><text:span text:style-name="Strong_20_Emphasis"><text:span text:style-name="T4">boolean endsWith(String suffix)</text:span></text:span></text:a><text:span text:style-name="T1"> Y si alguien se ha visto con la necesidad de saber si una cadena empieza por un determinado texto, no va a ser menos el que se haya preguntado si la cadena de texto acaba con otra. De igual manera que sucedía con el método </text:span><text:a xlink:type="simple" xlink:href="http://www.w3api.com/wiki/Java:String.startsWith()" text:style-name="Internet_20_link" text:visited-style-name="Visited_20_Internet_20_Link"><text:span text:style-name="T3">startsWith()</text:span></text:a><text:span text:style-name="T1"> podríamos utilizar una mezcla entre los métodos </text:span><text:a xlink:type="simple" xlink:href="http://www.w3api.com/wiki/Java:String.indexOf()" text:style-name="Internet_20_link" text:visited-style-name="Visited_20_Internet_20_Link"><text:span text:style-name="T3">.indexOf()</text:span></text:a><text:span text:style-name="T1"> y </text:span><text:a xlink:type="simple" xlink:href="http://www.w3api.com/wiki/Java:String.length()" text:style-name="Internet_20_link" text:visited-style-name="Visited_20_Internet_20_Link"><text:span text:style-name="T3">.length()</text:span></text:a><text:span text:style-name="T1"> para reproducir el comportamiento de </text:span><text:a xlink:type="simple" xlink:href="http://www.w3api.com/wiki/Java:String.endsWith()" text:style-name="Internet_20_link" text:visited-style-name="Visited_20_Internet_20_Link"><text:span text:style-name="T3">.endsWith()</text:span></text:a><text:span text:style-name="T1">. Pero las cosas, cuanto más sencillas, doblemente mejores.</text:span></text:p>
        <text:h text:style-name="P18" text:outline-level="3"><text:bookmark text:name="toc-mtodos-con-subcadenas"/>Métodos con subcadenas</text:h>
        <text:p text:style-name="P3">Ahora que sabemos como localizar una cadena dentro de otra seguro que nos acucia la necesidad de saber como substraerla de donde está. Si es que no nos podemos estar quietos…</text:p>
        <text:p text:style-name="P4"><text:a xlink:type="simple" xlink:href="http://www.w3api.com/wiki/Java:String.substring()" text:style-name="Internet_20_link" text:visited-style-name="Visited_20_Internet_20_Link"><text:span text:style-name="Strong_20_Emphasis"><text:span text:style-name="T4">String substring(int beginIndex)</text:span></text:span></text:a><text:span text:style-name="T1"> Este método nos devolverá la cadena que se encuentra entre el índice pasado como argumento (beginIndex) hasta el final de la cadena origen. Así, si tenemos la siguiente cadena:</text:span></text:p>
        <text:p text:style-name="P15">String s = "Víctor Cuervo"</text:p>
        <text:p text:style-name="P3">El método…</text:p>
        <text:p text:style-name="P15">s.substring(7)</text:p>
        <text:p text:style-name="P3">Nos devolverá “Cuervo”.</text:p>
        <text:p text:style-name="P4"><text:a xlink:type="simple" xlink:href="http://www.w3api.com/wiki/Java:String.substring()" text:style-name="Internet_20_link" text:visited-style-name="Visited_20_Internet_20_Link"><text:span text:style-name="Strong_20_Emphasis"><text:span text:style-name="T4">String substring(int beginIndex, int endIndex)</text:span></text:span></text:a><text:span text:style-name="T1"> Si se da el caso que la cadena que queramos recuperar no llega hasta el final de la cadena origen, que será lo normal, podemos utilizar este método indicando el índice inicial y final del cual queremos obtener la cadena. Así, si partimos de la cadena…</text:span></text:p>
        <text:p text:style-name="P15">String s = "En un lugar de la mancha...."</text:p>
        <text:p text:style-name="P3">El método…</text:p>
        <text:p text:style-name="P15">s.substring(6,11)</text:p>
        <text:p text:style-name="P3">Nos devolverá la palabra “lugar”.</text:p>
        <text:p text:style-name="P19">Hay que tener especial cuidado ya que es un error muy común el poner como índice final el índice del carácter último de la palabra a extraer. Cuando realmente es el índice + 1 de lo que queramos obtener.</text:p>
        <text:h text:style-name="P18" text:outline-level="3"><text:bookmark text:name="toc-manejo-de-caracteres"/>Manejo de caracteres</text:h>
        <text:p text:style-name="P3">Otro conjunto de métodos que nos permite jugar con los caracteres de la cadena de texto. Para ponerles en mayúsculas, minúsculas, quitarles los espacios en blanco, reemplazar caracteres,….</text:p>
        <text:p text:style-name="P4"><text:a xlink:type="simple" xlink:href="http://www.w3api.com/wiki/Java:String.toLowerCase()" text:style-name="Internet_20_link" text:visited-style-name="Visited_20_Internet_20_Link"><text:span text:style-name="Strong_20_Emphasis"><text:span text:style-name="T4">String toLowerCase();</text:span></text:span></text:a><text:span text:style-name="T1"> Convierte todos los caracteres en minúsculas.</text:span></text:p>
        <text:p text:style-name="P4"><text:a xlink:type="simple" xlink:href="http://www.w3api.com/wiki/Java:String.toUpperCase()" text:style-name="Internet_20_link" text:visited-style-name="Visited_20_Internet_20_Link"><text:span text:style-name="Strong_20_Emphasis"><text:span text:style-name="T4">String toUpperCase();</text:span></text:span></text:a><text:span text:style-name="T1"> Convierte todos los caracteres a mayúsculas.</text:span></text:p>
        <text:p text:style-name="P4"><text:a xlink:type="simple" xlink:href="http://www.w3api.com/wiki/Java:String.trim()" text:style-name="Internet_20_link" text:visited-style-name="Visited_20_Internet_20_Link"><text:span text:style-name="Strong_20_Emphasis"><text:span text:style-name="T4">String trim();</text:span></text:span></text:a><text:span text:style-name="T1"> Elimina los espacios en blanco de la cadena.</text:span></text:p>
        <text:p text:style-name="P4"><text:a xlink:type="simple" xlink:href="http://www.w3api.com/wiki/Java:String.replace()" text:style-name="Internet_20_link" text:visited-style-name="Visited_20_Internet_20_Link"><text:span text:style-name="Strong_20_Emphasis"><text:span text:style-name="T4">String replace(char oldChar, char newChar)</text:span></text:span></text:a><text:span text:style-name="T1"> Este método lo utilizaremos cuando lo que queramos hacer sea el remplazar un carácter por otro. Se reemplazarán todos los caracteres encontrados.</text:span></text:p>
        <text:h text:style-name="P18" text:outline-level="3"><text:bookmark text:name="toc-conversin-a-string-valueof"/><text:soft-page-break/>Conversión a String: valueOf()</text:h>
        <text:p text:style-name="P4"><text:span text:style-name="T1">Un potente conjunto de métodos de la clase </text:span><text:a xlink:type="simple" xlink:href="http://www.w3api.com/wiki/Java:String" text:style-name="Internet_20_link" text:visited-style-name="Visited_20_Internet_20_Link"><text:span text:style-name="T3">String</text:span></text:a><text:span text:style-name="T1"> nos permite convertir a cadena cualquier tipo de dato básico: int, float, double,… Esto es especialmente útil cuando hablamos de números. Ya que en múltiples ocasiones querremos mostrarles como cadenas de texto y no en su representación normal de número. Así podemos utilizar los siguientes métodos:</text:span></text:p>
        <text:list xml:id="list8302540989632455429" text:style-name="L4">
          <text:list-item>
            <text:p text:style-name="P7"><text:a xlink:type="simple" xlink:href="http://www.w3api.com/wiki/Java:String.valueOf()" text:style-name="Internet_20_link" text:visited-style-name="Visited_20_Internet_20_Link"><text:span text:style-name="T3">String valueOf(boolean b);</text:span></text:a></text:p>
          </text:list-item>
          <text:list-item>
            <text:p text:style-name="P11"><text:a xlink:type="simple" xlink:href="http://www.w3api.com/wiki/Java:String.valueOf()" text:style-name="Internet_20_link" text:visited-style-name="Visited_20_Internet_20_Link"><text:span text:style-name="T3">String valueOf(int i);</text:span></text:a></text:p>
          </text:list-item>
          <text:list-item>
            <text:p text:style-name="P11"><text:a xlink:type="simple" xlink:href="http://www.w3api.com/wiki/Java:String.valueOf()" text:style-name="Internet_20_link" text:visited-style-name="Visited_20_Internet_20_Link"><text:span text:style-name="T3">String valueOf(long l);</text:span></text:a></text:p>
          </text:list-item>
          <text:list-item>
            <text:p text:style-name="P11"><text:a xlink:type="simple" xlink:href="http://www.w3api.com/wiki/Java:String.valueOf()" text:style-name="Internet_20_link" text:visited-style-name="Visited_20_Internet_20_Link"><text:span text:style-name="T3">String valueOf(float f);</text:span></text:a></text:p>
          </text:list-item>
          <text:list-item>
            <text:p text:style-name="P11"><text:a xlink:type="simple" xlink:href="http://www.w3api.com/wiki/Java:String.valueOf()" text:style-name="Internet_20_link" text:visited-style-name="Visited_20_Internet_20_Link"><text:span text:style-name="T3">String valueOf(double d);</text:span></text:a></text:p>
          </text:list-item>
          <text:list-item>
            <text:p text:style-name="P11"><text:a xlink:type="simple" xlink:href="http://www.w3api.com/wiki/Java:String.valueOf()" text:style-name="Internet_20_link" text:visited-style-name="Visited_20_Internet_20_Link"><text:span text:style-name="T3">String valueOf(Object obj);</text:span></text:a></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enlo, Consolas, 'Courier New', monospace"/>
    <style:font-face style:name="arial" svg:font-family="arial, helvetica, clean,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5:10:15.366959899</meta:creation-date>
    <dc:date>2017-12-15T15:10:38.359671569</dc:date>
    <meta:editing-duration>PT23S</meta:editing-duration>
    <meta:editing-cycles>1</meta:editing-cycles>
    <meta:document-statistic meta:table-count="0" meta:image-count="0" meta:object-count="0" meta:page-count="6" meta:paragraph-count="103" meta:word-count="1829" meta:character-count="11208" meta:non-whitespace-character-count="9427"/>
    <meta:generator>LibreOffice/5.1.6.2$Linux_X86_64 LibreOffice_project/10m0$Build-2</meta:generator>
  </office:meta>
</office:document-meta>
</file>